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13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9mm" fo:break-before="auto" style:use-optimal-row-height="false"/>
    </style:style>
    <style:style style:name="ro4" style:family="table-row">
      <style:table-row-properties style:row-height="7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style:vertical-align="middle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7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/>
    <style:style style:name="ce12" style:family="table-cell" style:parent-style-name="Default">
      <style:table-cell-properties fo:background-color="#999999" fo:wrap-option="wrap" style:vertical-align="middle"/>
      <style:text-properties fo:color="#ffffff"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8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Bewertung LBV 151-1 – Projektarbeit mit Präsen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Stephanie Kessler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Modul 151 – DB in Web-Applikation integrier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Dozent: Alexander Schenkel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Klasse: IN16-20c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Semester: Sommer 2019-Winter 202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Abgabe: 08.01.2020, Präsentation: 15.01.2020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Bewertungsraster: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Vollständig, alle Anforderungen erfüllt, gut umgesetzt</text:p>
          </table:table-cell>
          <table:table-cell table:style-name="Default" office:value-type="string" calcext:value-type="string">
            <text:p>alle Punkte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Fast vollständig, kleinere Mängel</text:p>
          </table:table-cell>
          <table:table-cell table:style-name="Default" office:value-type="string" calcext:value-type="string">
            <text:p>2/3 der Punkte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Mangelhafte Umsetzung</text:p>
          </table:table-cell>
          <table:table-cell table:style-name="Default" office:value-type="string" calcext:value-type="string">
            <text:p>1/3 der Punkte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Anforderungen nicht erfüllt oder weisen grosse Mängel auf</text:p>
          </table:table-cell>
          <table:table-cell table:style-name="Default" office:value-type="string" calcext:value-type="string">
            <text:p>0 Punkte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2" office:value-type="string" calcext:value-type="string">
            <text:p>Aufgabe</text:p>
          </table:table-cell>
          <table:table-cell table:style-name="ce2" office:value-type="string" calcext:value-type="string">
            <text:p>Max. Punkte</text:p>
          </table:table-cell>
          <table:table-cell table:style-name="ce2" office:value-type="string" calcext:value-type="string">
            <text:p>Raster (0-3)</text:p>
          </table:table-cell>
          <table:table-cell table:style-name="ce12" office:value-type="string" calcext:value-type="string" table:number-columns-spanned="1" table:number-rows-spanned="2">
            <text:p>erreichte Punkte</text:p>
          </table:table-cell>
          <table:table-cell/>
          <table:table-cell table:style-name="ce5" office:value-type="string" calcext:value-type="string">
            <text:p>Notizen</text:p>
          </table:table-cell>
        </table:table-row>
        <table:table-row table:style-name="ro3">
          <table:table-cell table:style-name="ce2" office:value-type="string" calcext:value-type="string">
            <text:p>Dokumentation (50%, 100 pt)</text:p>
          </table:table-cell>
          <table:table-cell table:style-name="ce2" table:number-columns-repeated="2"/>
          <table:covered-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Sinnvolle Zeitplanung mit Meilensteinen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B17]/3*[.C17]"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keine Meilensteine definiert.</text:p>
          </table:table-cell>
        </table:table-row>
        <table:table-row table:style-name="ro2">
          <table:table-cell table:style-name="ce3" office:value-type="string" calcext:value-type="string">
            <text:p>Fachliche Richtigkeit:</text:p>
          </table:table-cell>
          <table:table-cell table:number-columns-repeated="5"/>
        </table:table-row>
        <table:table-row table:style-name="ro4">
          <table:table-cell table:style-name="Default" office:value-type="string" calcext:value-type="string">
            <text:p>- Dokumentation mit UML zeigen Applikations-Architektur und -Abläufe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  <table:table-cell table:formula="of:=[.B19]/3*[.C19]" office:value-type="float" office:value="8.33333333333333" calcext:value-type="float">
            <text:p>8.33333333333333</text:p>
          </table:table-cell>
          <table:table-cell/>
          <table:table-cell office:value-type="string" calcext:value-type="string">
            <text:p>UML-Diagramme nicht korrekt: Vererbungsrichtung in Klassendiagrammen beachten!</text:p>
            <text:p>Der eigentliche Kern, das MVC-Framework, wird zu wenig erklärt: Es wird nur kurz auf einer Seite textuell darauf eingegangen. Hier wäre ein Ablaufdiagramm mit Bezug zu den Klassen sehr hilfreich gewesen. </text:p>
          </table:table-cell>
        </table:table-row>
        <table:table-row table:style-name="ro2">
          <table:table-cell office:value-type="string" calcext:value-type="string">
            <text:p>- ERD sinnvoll und beschreibt Datenmodel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0]/3*[.C20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Es ist nicht ersichtlich, wie / wo die unterschiedlichen Felder pro Kategorie erfasst werden können, resp. wie Sie die Vererbung in der DB gelöst haben.</text:p>
          </table:table-cell>
        </table:table-row>
        <table:table-row table:style-name="ro4">
          <table:table-cell office:value-type="string" calcext:value-type="string">
            <text:p>- Testplan und -Protokolle zu wichtigen Funktionalitäten sind vorhand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21]/3*[.C21]" office:value-type="float" office:value="0" calcext:value-type="float">
            <text:p>0</text:p>
          </table:table-cell>
          <table:table-cell/>
          <table:table-cell office:value-type="string" calcext:value-type="string">
            <text:p>Nicht vorhanden</text:p>
          </table:table-cell>
        </table:table-row>
        <table:table-row table:style-name="ro2">
          <table:table-cell office:value-type="string" calcext:value-type="string">
            <text:p>- Test-Durchführung wurde vorgenommen und ist dokumentier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22]/3*[.C22]" office:value-type="float" office:value="0" calcext:value-type="float">
            <text:p>0</text:p>
          </table:table-cell>
          <table:table-cell/>
          <table:table-cell office:value-type="string" calcext:value-type="string">
            <text:p>Nicht vorhanden</text:p>
          </table:table-cell>
        </table:table-row>
        <table:table-row table:style-name="ro2">
          <table:table-cell table:style-name="ce5" office:value-type="string" calcext:value-type="string">
            <text:p>Umsetzung MVC-Framework: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- Sinnvolle Umsetzung von MVC, Dokumentation zeigt Umsetzung des MVC-Frameworks <text:span text:style-name="T1">(</text:span>UML, Ablauf-Beschreibung o.ä.<text:span text:style-name="T1">)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table:formula="of:=[.B24]/3*[.C24]" office:value-type="float" office:value="5" calcext:value-type="float">
            <text:p>5</text:p>
          </table:table-cell>
          <table:table-cell/>
          <table:table-cell office:value-type="string" calcext:value-type="string">
            <text:p>Sehr mager. Hier wäre ein Ablaufdiagramm / Zusammenhänge Routing / Controller sehr sinnvoll gewesen. Welche Teile / Klassen stellen welche Rollen im MVC dar? Wie läuft ein Request ab?</text:p>
          </table:table-cell>
        </table:table-row>
        <table:table-row table:style-name="ro4">
          <table:table-cell office:value-type="string" calcext:value-type="string">
            <text:p>- Dokumentation zeigt Abgrenzung Front- /Backend im Bezug auf das MVC-Framework <text:span text:style-name="T1">(</text:span>Wo "findet MVC statt"<text:span text:style-name="T1">)</text:span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5]/3*[.C25]" office:value-type="float" office:value="0" calcext:value-type="float">
            <text:p>0</text:p>
          </table:table-cell>
          <table:table-cell/>
          <table:table-cell office:value-type="string" calcext:value-type="string">
            <text:p>Ich sehe nirgends eine Aufstellung / Diagramm / Systemarchitektur, welches beschreibt, was wo passiert (Frontend/Backend).</text:p>
          </table:table-cell>
        </table:table-row>
        <table:table-row table:style-name="ro2">
          <table:table-cell table:style-name="ce3" office:value-type="string" calcext:value-type="string">
            <text:p>Sicherheitsmassnahmen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Dokumentation zeigt Massnahmen gegen Web-Bedrohun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7]/3*[.C27]" office:value-type="float" office:value="3.33333333333333" calcext:value-type="float">
            <text:p>3.33333333333333</text:p>
          </table:table-cell>
          <table:table-cell/>
          <table:table-cell office:value-type="string" calcext:value-type="string">
            <text:p>Es gibt noch etliche andere Bedrohungen, welche Sie zumindest erwähnen sollten: was ist mit XSS, CSRF, ….?</text:p>
          </table:table-cell>
        </table:table-row>
        <table:table-row table:style-name="ro4">
          <table:table-cell office:value-type="string" calcext:value-type="string">
            <text:p>- Dokumentation zeigt Massnahmen zur Authentifizierung und Autorisierung der Benutzer/Date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8]/3*[.C28]" office:value-type="float" office:value="0" calcext:value-type="float">
            <text:p>0</text:p>
          </table:table-cell>
          <table:table-cell/>
          <table:table-cell office:value-type="string" calcext:value-type="string">
            <text:p>Wird nicht erwähnt.</text:p>
          </table:table-cell>
        </table:table-row>
        <table:table-row table:style-name="ro2">
          <table:table-cell table:style-name="ce3" office:value-type="string" calcext:value-type="string">
            <text:p>Schlüssigkeit, roter Fad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29]/3*[.C29]" office:value-type="float" office:value="6.66666666666667" calcext:value-type="float">
            <text:p>6.66666666666667</text:p>
          </table:table-cell>
          <table:table-cell/>
          <table:table-cell office:value-type="string" calcext:value-type="string">
            <text:p>Grundsätzlich OK. Eine Übersicht der geplanten Masken / Maskenablauf wäre sehr hilfreicht, damit auch der Leser sich ein Bild der Abläufe vorstellen kann.</text:p>
          </table:table-cell>
        </table:table-row>
        <table:table-row table:style-name="ro2">
          <table:table-cell table:style-name="ce3" office:value-type="string" calcext:value-type="string">
            <text:p>Formalität und Rechtschreibung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B30]/3*[.C30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:</text:p>
          </table:table-cell>
          <table:table-cell table:formula="of:=SUM([.B17:.B30])" office:value-type="float" office:value="100" calcext:value-type="float">
            <text:p>100</text:p>
          </table:table-cell>
          <table:table-cell/>
          <table:table-cell table:style-name="ce8" table:formula="of:=SUM([.D17:.D30])" office:value-type="float" office:value="48.3333333333333" calcext:value-type="float">
            <text:p>48.333333333333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Präsentation (30 %, 60 pt)</text:p>
          </table:table-cell>
          <table:table-cell table:style-name="ce2"/>
          <table:table-cell table:number-columns-repeated="4"/>
        </table:table-row>
        <table:table-row table:style-name="ro4">
          <table:table-cell table:style-name="ce3" office:value-type="string" calcext:value-type="string">
            <text:p>Sprachlicher Ausdruck (Verständlichkeit, sprachliche Sicherheit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33]/3*[.C33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blauf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Schlüssiger Ablauf, roter Faden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B35]/3*[.C35]"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gute Vorbereitung <text:span text:style-name="T1">(</text:span>Technik und Vortrag<text:span text:style-name="T1">)</text:span>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36]/3*[.C36]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zeigt wichtige / sinnvolle Aspekte der Arbei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37]/3*[.C37]" office:value-type="float" office:value="10" calcext:value-type="float">
            <text:p>10</text:p>
          </table:table-cell>
          <table:table-cell/>
          <table:table-cell office:value-type="string" calcext:value-type="string">
            <text:p>Hier hätten Sie mehr auf die technische Umsetzung eingehen sollen. Das war für uns das eingentlich interessante.</text:p>
          </table:table-cell>
        </table:table-row>
        <table:table-row table:style-name="ro2">
          <table:table-cell office:value-type="string" calcext:value-type="string">
            <text:p>Zeitrahmen eingehalt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- Präsentation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B39]/3*[.C39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Dem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40]/3*[.C40]" office:value-type="float" office:value="0" calcext:value-type="float">
            <text:p>0</text:p>
          </table:table-cell>
          <table:table-cell/>
          <table:table-cell office:value-type="string" calcext:value-type="string">
            <text:p>keine Demo gezeigt</text:p>
          </table:table-cell>
        </table:table-row>
        <table:table-row table:style-name="ro2">
          <table:table-cell office:value-type="string" calcext:value-type="string">
            <text:p>Total:</text:p>
          </table:table-cell>
          <table:table-cell table:formula="of:=SUM([.B33:.B40])" office:value-type="float" office:value="60" calcext:value-type="float">
            <text:p>60</text:p>
          </table:table-cell>
          <table:table-cell/>
          <table:table-cell table:formula="of:=SUM([.D33:.D40])"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Programm / Quellcode (20%, 40 pt)</text:p>
          </table:table-cell>
          <table:table-cell table:style-name="ce2"/>
          <table:table-cell table:number-columns-repeated="4"/>
        </table:table-row>
        <table:table-row table:style-name="ro3">
          <table:table-cell table:style-name="ce3" office:value-type="string" calcext:value-type="string">
            <text:p>Programm lauffähig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MVC-Architektur funktionie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4]/3*[.C44]" office:value-type="float" office:value="2.66666666666667" calcext:value-type="float">
            <text:p>2.66666666666667</text:p>
          </table:table-cell>
          <table:table-cell/>
          <table:table-cell office:value-type="string" calcext:value-type="string">
            <text:p>Sehr minimal umgesetzt. Es wurden nur sehr wenige Entitäten / Zugriffe umgesetzt. Model-Klassen sind zwar vorhanden, aber leer.</text:p>
          </table:table-cell>
        </table:table-row>
        <table:table-row table:style-name="ro3">
          <table:table-cell office:value-type="string" calcext:value-type="string">
            <text:p>- Datenbankzugriff funktioni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45]/3*[.C45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- Sicherheitsmassnahmen greif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46]/3*[.C46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Es werden SQL-Injecions mit prepared statemtents verhindert. Passwortcheck funktioniert nicht, Passwörter werden ohne Verschlüsselung verglichen/abgefragt. Weitere Sicherheitsmassnahmen wurden nicht getroffen. User-Session wird nicht geprüft / initialisiert</text:p>
          </table:table-cell>
        </table:table-row>
        <table:table-row table:style-name="ro3">
          <table:table-cell table:style-name="ce3" office:value-type="string" calcext:value-type="string">
            <text:p>Deckt Anforderungen aus Pflichtenheft ab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eigene Anforderung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48]/3*[.C48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Vieles nicht erreicht, siehe Pflichtenhef</text:p>
          </table:table-cell>
        </table:table-row>
        <table:table-row table:style-name="ro3">
          <table:table-cell office:value-type="string" calcext:value-type="string">
            <text:p>- eigenes MVC-Framework umgesetz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49]/3*[.C49]" office:value-type="float" office:value="2.66666666666667" calcext:value-type="float">
            <text:p>2.666666666666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- Umsetzung von Sicherheitsmassnahmen wie beschrieb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0]/3*[.C50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Nur SQL Prepared Statements ersichtlich.</text:p>
          </table:table-cell>
        </table:table-row>
        <table:table-row table:style-name="ro3">
          <table:table-cell table:style-name="ce3" office:value-type="string" calcext:value-type="string">
            <text:p>Code deckt sich mit der Dokumentation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 Architektur wie in Dok/UML umgesetz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2]/3*[.C52]" office:value-type="float" office:value="2" calcext:value-type="float">
            <text:p>2</text:p>
          </table:table-cell>
          <table:table-cell/>
          <table:table-cell office:value-type="string" calcext:value-type="string">
            <text:p>Es ist nicht klar, wie das Routing funktioniert → stimmt nicht mit der Doku überein</text:p>
            <text:p>Es wurde nur ein kleiner Teil der Architektur umgesetzt</text:p>
          </table:table-cell>
        </table:table-row>
        <table:table-row table:style-name="ro3">
          <table:table-cell office:value-type="string" calcext:value-type="string">
            <text:p>- ERD wie dokumentiert umgesetz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53]/3*[.C53]" office:value-type="float" office:value="2" calcext:value-type="float">
            <text:p>2</text:p>
          </table:table-cell>
          <table:table-cell/>
          <table:table-cell office:value-type="string" calcext:value-type="string">
            <text:p>Die beiden Tabellen stimmen nicht mit dem ERD überein</text:p>
            <text:p>Es ist nicht ersichtlich, wie Notes z.B. an Benutzer gehängt werden können</text:p>
          </table:table-cell>
        </table:table-row>
        <table:table-row table:style-name="ro3">
          <table:table-cell table:style-name="ce3" office:value-type="string" calcext:value-type="string">
            <text:p>Abgabe vollständig (Code, DB-Dump als SQL)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B54]/3*[.C54]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:</text:p>
          </table:table-cell>
          <table:table-cell table:formula="of:=SUM([.B44:.B54])" office:value-type="float" office:value="40" calcext:value-type="float">
            <text:p>40</text:p>
          </table:table-cell>
          <table:table-cell/>
          <table:table-cell table:formula="of:=SUM([.D47:.D54])" office:value-type="float" office:value="13.3333333333333" calcext:value-type="float">
            <text:p>13.3333333333333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Weiteres</text:p>
          </table:table-cell>
          <table:table-cell table:style-name="ce2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table:style-name="ce5" office:value-type="string" calcext:value-type="string">
            <text:p>Total (aufgerundet)</text:p>
          </table:table-cell>
          <table:table-cell table:style-name="ce9" table:formula="of:=SUM([.B55];[.B41];[.B31];[.B57])" office:value-type="float" office:value="200" calcext:value-type="float">
            <text:p>200.00</text:p>
          </table:table-cell>
          <table:table-cell/>
          <table:table-cell table:style-name="ce9" table:formula="of:=ROUNDUP(SUM([.D31];[.D41];[.D55];[.D57]))" office:value-type="float" office:value="114" calcext:value-type="float">
            <text:p>114.0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Note</text:p>
          </table:table-cell>
          <table:table-cell table:style-name="ce10" table:formula="of:=(5*[.B58]/[.$B$58])+1" office:value-type="float" office:value="6" calcext:value-type="float">
            <text:p>6.0</text:p>
          </table:table-cell>
          <table:table-cell/>
          <table:table-cell table:style-name="ce10" table:formula="of:=(5*[.D58]/[.$B$58])+1" office:value-type="float" office:value="3.85" calcext:value-type="float">
            <text:p>3.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Prozent</text:p>
          </table:table-cell>
          <table:table-cell table:style-name="ce11" table:formula="of:=[.B58]/[.$B$58]*100" office:value-type="float" office:value="100" calcext:value-type="float">
            <text:p>100.00</text:p>
          </table:table-cell>
          <table:table-cell table:number-columns-repeated="4"/>
        </table:table-row>
        <table:table-row table:style-name="ro2">
          <table:table-cell table:style-name="ce7"/>
          <table:table-cell table:style-name="ce1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exander Schenkel</meta:initial-creator>
    <meta:creation-date>2020-01-15T10:32:26.253675638</meta:creation-date>
    <dc:date>2020-01-15T10:32:42.537018297</dc:date>
    <dc:creator>Alexander Schenkel</dc:creator>
    <meta:editing-duration>PT16S</meta:editing-duration>
    <meta:editing-cycles>1</meta:editing-cycles>
    <meta:document-statistic meta:table-count="1" meta:cell-count="172" meta:object-count="0"/>
    <meta:generator>LibreOffice/6.3.3.2$MacOSX_X86_64 LibreOffice_project/a64200df03143b798afd1ec74a12ab50359878ed</meta:generator>
  </office:meta>
</office:document-meta>
</file>